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he following are screenshots of our Autodesk Inventor design for the “final” version of PR Lite (PR2 Lite?). <text:s/>This design is now much more similar to PR2: like PR2, it is the appropriate height to manipulate objects on tables and do other human-interactions. <text:s/>At its shoulder it is about 40” tall and is about 52” tall when its torso is extended upwards. <text:s/>We are currently adding details to the design such as shelves, a tilting lidar holder, panning and tilting kinect head (which will add to the height), “upside-down” crustcrawler-like lower arms, and holes for bolts. The upper arms are lifted by linear actuators and rotated by two AX12 servos. <text:s/>The lower arm (not shown) will be kept level by using a “parallelogram” design. <text:s/>The batteries will be on the base – which is 9” high (like PR2's base). <text:s/>The computer and electronics are largely contained throughout the torso.</text:p>
      <text:p text:style-name="Standard"/>
      <text:p text:style-name="Standard">The Autocad files are located her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9T16:14:13.27</meta:creation-date>
    <dc:date>2011-11-19T16:39:56.05</dc:date>
    <meta:editing-duration>PT10M12S</meta:editing-duration>
    <meta:editing-cycles>2</meta:editing-cycles>
    <meta:generator>LibreOffice/3.3$Win32 LibreOffice_project/330m19$Build-401</meta:generator>
    <meta:document-statistic meta:table-count="0" meta:image-count="0" meta:object-count="0" meta:page-count="1" meta:paragraph-count="2" meta:word-count="155" meta:character-count="914"/>
  </office:meta>
</office:document-meta>
</file>